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080387" officeooo:paragraph-rsid="00080387"/>
    </style:style>
    <style:style style:name="P2" style:family="paragraph" style:parent-style-name="Standard">
      <style:text-properties style:font-name="Helvetica" officeooo:rsid="0009d827" officeooo:paragraph-rsid="0009d827"/>
    </style:style>
    <style:style style:name="P3" style:family="paragraph" style:parent-style-name="Standard">
      <style:text-properties style:font-name="Helvetica" officeooo:rsid="000b7661" officeooo:paragraph-rsid="000b7661"/>
    </style:style>
    <style:style style:name="P4" style:family="paragraph" style:parent-style-name="Standard">
      <style:text-properties style:font-name="Helvetica" officeooo:rsid="000c6b5a" officeooo:paragraph-rsid="000c6b5a"/>
    </style:style>
    <style:style style:name="P5" style:family="paragraph" style:parent-style-name="Standard">
      <style:text-properties style:font-name="Helvetica" officeooo:rsid="000ed845" officeooo:paragraph-rsid="000ed845"/>
    </style:style>
    <style:style style:name="P6" style:family="paragraph" style:parent-style-name="Standard">
      <style:text-properties style:font-name="Helvetica" officeooo:rsid="001009fa" officeooo:paragraph-rsid="001009fa"/>
    </style:style>
    <style:style style:name="T1" style:family="text">
      <style:text-properties officeooo:rsid="0009b3ab"/>
    </style:style>
    <style:style style:name="T2" style:family="text">
      <style:text-properties officeooo:rsid="000a7ebc"/>
    </style:style>
    <style:style style:name="T3" style:family="text">
      <style:text-properties officeooo:rsid="000c1cdf"/>
    </style:style>
    <style:style style:name="T4" style:family="text">
      <style:text-properties officeooo:rsid="000ed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looking forwards to:</text:p>
      <text:p text:style-name="P1"/>
      <text:p text:style-name="P1">1. The implementation of ray-trace. I have some experience in using modern game rendering engine and <text:span text:style-name="T1">they are all direct lighting. Thus I only know how direct light is calculated. I’m really excited about learning an alternative way, or a more realistic way to present light.</text:span></text:p>
      <text:p text:style-name="P1"/>
      <text:p text:style-name="P2">2. The use of <text:span text:style-name="T2">mathematical presentation for rendered objects. I’ve only worked with quads rendering before and I would like to know how to render mathematical presented objects.</text:span></text:p>
      <text:p text:style-name="P2"/>
      <text:p text:style-name="P3">3. <text:span text:style-name="T3">Putting my own models in my own rendering pipeline. Combine my old backgrounds with current major.</text:span></text:p>
      <text:p text:style-name="P3"/>
      <text:p text:style-name="P4">Challenges:</text:p>
      <text:p text:style-name="P4"/>
      <text:p text:style-name="P4">1. <text:span text:style-name="T4">My undergrad background lacks many computer mathematical knowledge. It could take longer for me to understand some algorithms.</text:span></text:p>
      <text:p text:style-name="P4"/>
      <text:p text:style-name="P5">2. I’ve not worked on tone reproduction before(or I actually did but I don’t know it’s tone reproduction).</text:p>
      <text:p text:style-name="P5"/>
      <text:p text:style-name="P6">3. I don’t usually take advantage of team assignment since I believe for learning purpose it’s better to do it yourself. Maybe I will not team up in this cour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21:59:41.987000000</meta:creation-date>
    <dc:date>2020-01-19T13:42:46.186000000</dc:date>
    <meta:editing-duration>PT5H10M36S</meta:editing-duration>
    <meta:editing-cycles>9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8" meta:word-count="163" meta:character-count="988" meta:non-whitespace-character-count="832"/>
  </office:meta>
</office:document-meta>
</file>